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857" officeooo:paragraph-rsid="000bb857"/>
    </style:style>
    <style:style style:name="P2" style:family="paragraph" style:parent-style-name="Standard">
      <style:text-properties officeooo:rsid="000d1214" officeooo:paragraph-rsid="000bb857"/>
    </style:style>
    <style:style style:name="P3" style:family="paragraph" style:parent-style-name="Standard">
      <style:text-properties officeooo:rsid="000d1214" officeooo:paragraph-rsid="000d1214"/>
    </style:style>
    <style:style style:name="P4" style:family="paragraph" style:parent-style-name="Standard">
      <style:text-properties fo:font-weight="bold" officeooo:rsid="000bb857" officeooo:paragraph-rsid="000bb857" style:font-weight-asian="bold" style:font-weight-complex="bold"/>
    </style:style>
    <style:style style:name="P5" style:family="paragraph" style:parent-style-name="Standard">
      <style:text-properties fo:font-weight="bold" officeooo:rsid="000d1214" officeooo:paragraph-rsid="000d121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ficiencias:</text:p>
      <text:p text:style-name="P1"/>
      <text:p text:style-name="P1">C, C++ y fortran son considerados los lenguajes de programación mas eficientes para ejecutar cálculos científicos complejos, pero recientemente python permite generar código máquina muy eficiente bajo la biblioteca numba [<text:a xlink:type="simple" xlink:href="https://numba.pydata.org/" text:style-name="Internet_20_link" text:visited-style-name="Visited_20_Internet_20_Link">https://numba.pydata.org/</text:a>]. </text:p>
      <text:p text:style-name="P1"/>
      <text:p text:style-name="P1">En este documento se compara el código implementado en fortran y python donde se obtienen los mismos resultados en las simulaciones de convección natural de un fluido, extensamente explicado en <text:s/>el tema 6.6.1 del líbro [A. A. Mohamad, Lattice Boltzmann Method, Springen, 2011] El código en fortran aparece en el apéndices de este libro. <text:s text:c="2"/>Para fines de evaluar la eficiencia computacional de python numba, nos tomamos a la tarea de implementar dicho código en python-numba, los resultados fueron los siguientes:</text:p>
      <text:p text:style-name="P1"/>
      <text:p text:style-name="P4">Tiempo fortran:</text:p>
      <text:p text:style-name="P1"><text:s/></text:p>
      <text:p text:style-name="P1">real<text:tab/>9m42.625s</text:p>
      <text:p text:style-name="P1">user<text:tab/>9m42.088s</text:p>
      <text:p text:style-name="P1">sys<text:tab/>0m0.032s</text:p>
      <text:p text:style-name="P1"/>
      <text:p text:style-name="P1"/>
      <text:p text:style-name="P4">Tiempo python:</text:p>
      <text:p text:style-name="P1"/>
      <text:p text:style-name="P1">real<text:tab/>2m52.063s</text:p>
      <text:p text:style-name="P1">user<text:tab/>2m51.656s</text:p>
      <text:p text:style-name="P1">sys<text:tab/>0m0.048s</text:p>
      <text:p text:style-name="P2"/>
      <text:p text:style-name="P2"/>
      <text:p text:style-name="P3">Python-numba fue 3.38 veces más rápido que fortran. <text:s/>Se anexan los códigos de ambos programa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</meta:initial-creator>
    <meta:creation-date>2017-09-04T01:55:34.461391529</meta:creation-date>
    <meta:generator>LibreOffice/5.0.3.2$Linux_X86_64 LibreOffice_project/00m0$Build-2</meta:generator>
    <dc:date>2017-09-04T02:17:02.255363917</dc:date>
    <dc:creator>Benjamin </dc:creator>
    <meta:editing-duration>PT3M55S</meta:editing-duration>
    <meta:editing-cycles>1</meta:editing-cycles>
    <meta:document-statistic meta:table-count="0" meta:image-count="0" meta:object-count="0" meta:page-count="1" meta:paragraph-count="13" meta:word-count="143" meta:character-count="977" meta:non-whitespace-character-count="840"/>
  </office:meta>
</office:document-meta>
</file>